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a5c" officeooo:paragraph-rsid="00079a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spree_core 0.40.0</text:p>
      <text:p text:style-name="Standard">Using spree_api 0.40.0</text:p>
      <text:p text:style-name="Standard">Using spree_auth 0.40.0</text:p>
      <text:p text:style-name="Standard">Using spree_dash 0.40.0</text:p>
      <text:p text:style-name="Standard">Using spree_promo 0.40.0</text:p>
      <text:p text:style-name="Standard">Using spree_sample 0.40.0</text:p>
      <text:p text:style-name="Standard">Using spree 0.40.0</text:p>
      <text:p text:style-name="P1">scram-sha-256</text:p>
      <text:p text:style-name="P1">etc/postgresql/14/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0:21:19.873291086</meta:creation-date>
    <meta:editing-duration>PT5H2M30S</meta:editing-duration>
    <meta:editing-cycles>2</meta:editing-cycles>
    <meta:generator>LibreOffice/6.4.7.2$Linux_X86_64 LibreOffice_project/40$Build-2</meta:generator>
    <dc:date>2022-01-06T15:54:09.781064250</dc:date>
    <meta:document-statistic meta:table-count="0" meta:image-count="0" meta:object-count="0" meta:page-count="1" meta:paragraph-count="9" meta:word-count="23" meta:character-count="193" meta:non-whitespace-character-count="179"/>
  </office:meta>
</office:document-meta>
</file>